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" draw:marker-end="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ffd320" draw:textarea-horizontal-align="center" draw:textarea-vertical-align="middle"/>
    </style:style>
    <style:style style:name="gr12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.635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Areas" svg:width="21.514cm" svg:height="19.59cm" svg:x="1.026cm" svg:y="1.018cm">
          <text:p/>
        </draw:rect>
        <draw:rect draw:style-name="gr1" draw:text-style-name="P2" draw:layer="Areas" svg:width="19.59cm" svg:height="1.659cm" draw:transform="rotate (1.5707963267946) translate (25.281cm 20.59cm)">
          <text:p text:style-name="P2">Browser</text:p>
        </draw:rect>
        <draw:frame draw:style-name="gr2" draw:layer="Areas" svg:width="2.373cm" svg:height="0.962cm" svg:x="19.603cm" svg:y="19.315cm">
          <draw:text-box>
            <text:p>Server</text:p>
          </draw:text-box>
        </draw:frame>
        <draw:connector draw:style-name="gr3" draw:text-style-name="P2" draw:layer="measurelines" draw:type="curve" svg:x1="6.245cm" svg:y1="11.625cm" svg:x2="3.51cm" svg:y2="13.535cm" draw:start-shape="id1" draw:start-glue-point="2" draw:end-shape="id2" svg:d="m6245 11625c0 1432-2735 478-2735 1910">
          <text:p/>
        </draw:connector>
        <draw:connector draw:style-name="gr4" draw:text-style-name="P2" draw:layer="measurelines" draw:type="curve" svg:x1="11.29cm" svg:y1="2.357cm" svg:x2="3.505cm" svg:y2="2.905cm" draw:start-shape="id3" draw:start-glue-point="3" draw:end-shape="id4" draw:end-glue-point="0" svg:d="m11290 2357c-5190 0-7785 182-7785 548">
          <text:p/>
        </draw:connector>
        <draw:connector draw:style-name="gr4" draw:text-style-name="P2" draw:layer="measurelines" draw:type="curve" svg:x1="10.25cm" svg:y1="9.067cm" svg:x2="3.505cm" svg:y2="5.545cm" draw:start-shape="id5" draw:start-glue-point="3" draw:end-shape="id4" draw:end-glue-point="2" svg:d="m10250 9067c-4497 0-6745-1174-6745-3522">
          <text:p/>
        </draw:connector>
        <draw:g xml:id="id10" draw:id="id10">
          <draw:rect draw:style-name="gr5" draw:text-style-name="P2" xml:id="id1" draw:id="id1" draw:layer="layout" svg:width="3.81cm" svg:height="1.905cm" svg:x="4.34cm" svg:y="9.72cm" draw:corner-radius="0.305cm">
            <text:p text:style-name="P2">Model</text:p>
            <text:p text:style-name="P2"><text:span text:style-name="T1">Provides Database-neutral</text:span><text:span text:style-name="T1"><text:line-break/></text:span><text:span text:style-name="T1">access to persistent storage</text:span></text:p>
          </draw:rect>
          <draw:frame draw:style-name="gr6" draw:layer="measurelines" svg:width="1.031cm" svg:height="0.962cm" svg:x="8.145cm" svg:y="10.063cm">
            <draw:text-box>
              <text:p>...</text:p>
            </draw:text-box>
          </draw:frame>
        </draw:g>
        <draw:custom-shape draw:style-name="gr7" draw:text-style-name="P2" xml:id="id6" draw:id="id6" draw:layer="measurelines" svg:width="8.89cm" svg:height="3.175cm" svg:x="1.635cm" svg:y="16.81cm">
          <text:p text:style-name="P2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2" draw:layer="measurelines" draw:type="curve" svg:x1="3.51cm" svg:y1="15.44cm" svg:x2="6.08cm" svg:y2="16.81cm" draw:start-shape="id2" draw:start-glue-point="2" draw:end-shape="id6" svg:d="m3510 15440c0 1027 2570 343 2570 1370">
          <text:p/>
        </draw:connector>
        <draw:g>
          <draw:rect draw:style-name="gr5" draw:text-style-name="P2" xml:id="id4" draw:id="id4" draw:layer="layout" svg:width="3.81cm" svg:height="2.64cm" svg:x="1.6cm" svg:y="2.905cm" draw:corner-radius="0.305cm">
            <text:p text:style-name="P2">Service</text:p>
            <text:p text:style-name="P2"><text:span text:style-name="T1">Provide separation</text:span><text:span text:style-name="T1"><text:line-break/></text:span><text:span text:style-name="T1">between Controller/Proxies</text:span><text:span text:style-name="T1"><text:line-break/></text:span><text:span text:style-name="T1">and Mappers to allow</text:span><text:span text:style-name="T1"><text:line-break/></text:span><text:span text:style-name="T1">Controller/Proxies to deal</text:span><text:span text:style-name="T1"><text:line-break/></text:span><text:span text:style-name="T1">only with Models</text:span></text:p>
          </draw:rect>
          <draw:frame draw:style-name="gr6" draw:layer="measurelines" svg:width="1.031cm" svg:height="0.962cm" svg:x="5.649cm" svg:y="3.54cm">
            <draw:text-box>
              <text:p>...</text:p>
            </draw:text-box>
          </draw:frame>
        </draw:g>
        <draw:g>
          <draw:rect draw:style-name="gr5" draw:text-style-name="P2" xml:id="id2" draw:id="id2" draw:layer="layout" svg:width="3.81cm" svg:height="1.905cm" svg:x="1.605cm" svg:y="13.535cm" draw:corner-radius="0.305cm">
            <text:p text:style-name="P2">Mapper</text:p>
            <text:p text:style-name="P2"><text:span text:style-name="T1">Maps generic CRUD</text:span><text:span text:style-name="T1"><text:line-break/></text:span><text:span text:style-name="T1">operations to a specific</text:span><text:span text:style-name="T1"><text:line-break/></text:span><text:span text:style-name="T1">Database Engine</text:span></text:p>
          </draw:rect>
          <draw:frame draw:style-name="gr6" draw:layer="measurelines" svg:width="1.031cm" svg:height="0.962cm" svg:x="5.41cm" svg:y="13.843cm">
            <draw:text-box>
              <text:p>...</text:p>
            </draw:text-box>
          </draw:frame>
        </draw:g>
        <draw:g xml:id="id12" draw:id="id12">
          <draw:rect draw:style-name="gr5" draw:text-style-name="P2" xml:id="id5" draw:id="id5" draw:layer="layout" svg:width="4.85cm" svg:height="1.905cm" svg:x="10.25cm" svg:y="8.115cm" draw:corner-radius="0.305cm">
            <text:p text:style-name="P2">Controller</text:p>
            <text:p text:style-name="P2"><text:span text:style-name="T1">Parse parameters,</text:span><text:span text:style-name="T1"><text:line-break/></text:span><text:span text:style-name="T1">retrieve model instances,</text:span><text:span text:style-name="T1"><text:line-break/></text:span><text:span text:style-name="T1">invoke view script(s)</text:span></text:p>
          </draw:rect>
          <draw:frame draw:style-name="gr6" draw:layer="measurelines" svg:width="1.031cm" svg:height="0.962cm" draw:transform="rotate (-1.57079632679579) translate (13.236cm 10.054cm)">
            <draw:text-box>
              <text:p>...</text:p>
            </draw:text-box>
          </draw:frame>
        </draw:g>
        <draw:connector draw:style-name="gr8" draw:text-style-name="P3" draw:layer="measurelines" svg:x1="25.36cm" svg:y1="6.192cm" svg:x2="21.88cm" svg:y2="6.192cm" draw:end-shape="id7" draw:end-glue-point="1" svg:d="m25360 6192h-3480">
          <text:p text:style-name="P3">HTTP</text:p>
          <text:p text:style-name="P3"/>
        </draw:connector>
        <draw:g xml:id="id11" draw:id="id11">
          <draw:rect draw:style-name="gr5" draw:text-style-name="P2" draw:layer="measurelines" svg:width="3.81cm" svg:height="2.54cm" svg:x="8.924cm" svg:y="12.83cm" draw:corner-radius="0.305cm">
            <text:p text:style-name="P2">View</text:p>
            <text:p text:style-name="P2"><text:span text:style-name="T1">Generate output using</text:span><text:span text:style-name="T1"><text:line-break/></text:span><text:span text:style-name="T1">parameters/model instances</text:span><text:span text:style-name="T1"><text:line-break/></text:span><text:span text:style-name="T1">provided by the Controller</text:span><text:span text:style-name="T1"><text:line-break/></text:span><text:span text:style-name="T1">and/or View Helpers</text:span></text:p>
          </draw:rect>
          <draw:frame draw:style-name="gr6" draw:layer="measurelines" svg:width="1.031cm" svg:height="0.962cm" svg:x="12.734cm" svg:y="13.23cm">
            <draw:text-box>
              <text:p>...</text:p>
            </draw:text-box>
          </draw:frame>
        </draw:g>
        <draw:connector draw:style-name="gr8" draw:text-style-name="P3" draw:layer="measurelines" svg:x1="25.36cm" svg:y1="2.352cm" svg:x2="21.88cm" svg:y2="2.352cm" draw:end-shape="id8" draw:end-glue-point="1" svg:d="m25360 2352h-3480">
          <text:p text:style-name="P3">JSONRpc</text:p>
          <text:p text:style-name="P3"/>
        </draw:connector>
        <draw:g>
          <draw:rect draw:style-name="gr5" draw:text-style-name="P2" xml:id="id3" draw:id="id3" draw:layer="layout" svg:width="3.81cm" svg:height="1.905cm" svg:x="11.29cm" svg:y="1.405cm" draw:corner-radius="0.305cm">
            <text:p text:style-name="P2">Proxy</text:p>
            <text:p text:style-name="P2"><text:span text:style-name="T1">Public JSONRpc API</text:span></text:p>
            <text:p text:style-name="P2"><text:span text:style-name="T1">allowing auth via APIKey</text:span></text:p>
          </draw:rect>
          <draw:frame draw:style-name="gr6" draw:layer="measurelines" svg:width="1.031cm" svg:height="0.962cm" draw:transform="rotate (-1.57079632679579) translate (13.676cm 3.344cm)">
            <draw:text-box>
              <text:p>...</text:p>
            </draw:text-box>
          </draw:frame>
        </draw:g>
        <draw:connector draw:style-name="gr9" draw:text-style-name="P2" draw:layer="measurelines" draw:type="curve" svg:x1="19.307cm" svg:y1="7.145cm" svg:x2="19.307cm" svg:y2="8.115cm" draw:start-shape="id7" draw:start-glue-point="2" draw:end-shape="id9" draw:end-glue-point="0" svg:d="m19307 7145v970">
          <text:p/>
        </draw:connector>
        <draw:connector draw:style-name="gr10" draw:text-style-name="P2" draw:layer="measurelines" draw:type="curve" svg:x1="16.735cm" svg:y1="9.067cm" svg:x2="15.1cm" svg:y2="9.067cm" draw:start-shape="id9" draw:start-glue-point="3" draw:end-shape="id5" draw:end-glue-point="1" svg:d="m16735 9067h-1635">
          <text:p/>
        </draw:connector>
        <draw:rect draw:style-name="gr11" draw:text-style-name="P6" xml:id="id7" draw:id="id7" draw:layer="layout" svg:width="5.145cm" svg:height="1.905cm" svg:x="16.735cm" svg:y="5.24cm" draw:corner-radius="0.305cm">
          <text:p text:style-name="P4"><text:span text:style-name="T2">.htaccess</text:span></text:p>
          <text:p text:style-name="P5"><text:span text:style-name="T1">Redirect all requests for</text:span></text:p>
          <text:p text:style-name="P5"><text:span text:style-name="T1">non-existent files/dirs</text:span></text:p>
        </draw:rect>
        <draw:rect draw:style-name="gr11" draw:text-style-name="P6" xml:id="id9" draw:id="id9" draw:layer="layout" svg:width="5.145cm" svg:height="1.905cm" svg:x="16.735cm" svg:y="8.115cm" draw:corner-radius="0.305cm">
          <text:p text:style-name="P4"><text:span text:style-name="T2">index.php?url=%url%</text:span></text:p>
          <text:p text:style-name="P5"><text:span text:style-name="T1">application/configs/aplication.ini</text:span></text:p>
          <text:p text:style-name="P5"><text:span text:style-name="T1">Bootstrap.php::Bootstrap</text:span></text:p>
          <text:p text:style-name="P5"><text:span text:style-name="T1">Connexions_Controller_Route</text:span></text:p>
        </draw:rect>
        <draw:rect draw:style-name="gr11" draw:text-style-name="P6" xml:id="id8" draw:id="id8" draw:layer="layout" svg:width="5.145cm" svg:height="1.905cm" svg:x="16.735cm" svg:y="1.4cm" draw:corner-radius="0.305cm">
          <text:p text:style-name="P4"><text:span text:style-name="T2">/api/v1/json_rpc.php</text:span></text:p>
          <text:p text:style-name="P5"><text:span text:style-name="T1">Handle JSON-RPC requests</text:span></text:p>
        </draw:rect>
        <draw:connector draw:style-name="gr10" draw:text-style-name="P2" draw:layer="measurelines" draw:type="curve" svg:x1="16.735cm" svg:y1="2.352cm" svg:x2="15.1cm" svg:y2="2.357cm" draw:start-shape="id8" draw:start-glue-point="3" draw:end-shape="id3" draw:end-glue-point="1" svg:d="m16735 2352c-1225 0-408 5-1635 5">
          <text:p/>
        </draw:connector>
        <draw:connector draw:style-name="gr12" draw:text-style-name="P2" draw:layer="measurelines" draw:type="curve" svg:x1="10.25cm" svg:y1="9.067cm" svg:x2="6.758cm" svg:y2="9.72cm" draw:start-shape="id5" draw:start-glue-point="3" draw:end-shape="id10" draw:end-glue-point="0" svg:d="m10250 9067c-2328 0-3492 217-3492 653">
          <text:p/>
        </draw:connector>
        <draw:connector draw:style-name="gr13" draw:text-style-name="P2" draw:layer="measurelines" draw:type="curve" svg:x1="8.924cm" svg:y1="14.1cm" svg:x2="6.758cm" svg:y2="11.625cm" draw:start-shape="id11" draw:start-glue-point="3" draw:end-shape="id10" svg:d="m8924 14100c-1444 0-2166-825-2166-2475">
          <text:p/>
        </draw:connector>
        <draw:connector draw:style-name="gr13" draw:text-style-name="P2" draw:layer="measurelines" draw:type="curve" draw:line-skew="-2.59cm" svg:x1="3.505cm" svg:y1="5.545cm" svg:x2="3.51cm" svg:y2="13.535cm" draw:start-shape="id4" draw:start-glue-point="2" draw:end-shape="id2" draw:end-glue-point="0" svg:d="m3505 5545c0 2107 5-1887 5 7990">
          <text:p/>
        </draw:connector>
        <draw:connector draw:style-name="gr13" draw:text-style-name="P2" draw:layer="measurelines" draw:type="curve" svg:x1="11.344cm" svg:y1="12.83cm" svg:x2="10.25cm" svg:y2="9.6cm" draw:start-shape="id11" draw:start-glue-point="0" draw:end-shape="id12" draw:end-glue-point="3" svg:d="m11344 12830c0-1308-798-1090-1259-1570s-586-1660 165-16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ea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1T13:00:15</meta:creation-date>
    <dc:date>2011-02-10T09:04:15</dc:date>
    <meta:editing-duration>P8DT19H54S</meta:editing-duration>
    <meta:editing-cycles>4</meta:editing-cycles>
    <meta:generator>LibreOffice/3.3$Unix LibreOffice_project/330m19$Build-6</meta:generator>
    <meta:document-statistic meta:object-count="38"/>
  </office:meta>
</office:document-meta>
</file>